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A3000000A3DEC24D9174662F4A.png" manifest:media-type="image/png"/>
  <manifest:file-entry manifest:full-path="Pictures/10000201000001070000010702924E14AD56AA03.png" manifest:media-type="image/png"/>
  <manifest:file-entry manifest:full-path="Pictures/10000201000002AF000002AFE4EC0C7CCCA41431.png" manifest:media-type="image/png"/>
  <manifest:file-entry manifest:full-path="Pictures/10000201000000A3000000A36C3C76C1FF4FBFAC.png" manifest:media-type="image/png"/>
  <manifest:file-entry manifest:full-path="Pictures/100000000000078000000438BB0E7E5C64123AD4.png" manifest:media-type="image/png"/>
  <manifest:file-entry manifest:full-path="Pictures/100002010000010700000107145B01AF2852947D.png" manifest:media-type="image/png"/>
  <manifest:file-entry manifest:full-path="Pictures/10000201000002AF000002AF6851BB0AE4B76DCE.png" manifest:media-type="image/png"/>
  <manifest:file-entry manifest:full-path="Pictures/1000020100000184000001840F790113A0B85CAE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2.572cm"/>
    </style:style>
    <style:style style:name="pr4" style:family="presentation" style:parent-style-name="Titolo_20_e_20_contenut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olo_20_e_20_contenuto-notes">
      <style:graphic-properties draw:fill-color="#ffffff" fo:min-height="12.572cm"/>
    </style:style>
    <style:style style:name="pr7" style:family="presentation" style:parent-style-name="Titolo_20_e_20_contenuto-outline1">
      <style:graphic-properties fo:min-height="5.308cm"/>
    </style:style>
    <style:style style:name="pr8" style:family="presentation" style:parent-style-name="Titolo_20_e_20_contenuto-title">
      <style:graphic-properties fo:min-height="3.889cm"/>
    </style:style>
    <style:style style:name="pr9" style:family="presentation" style:parent-style-name="Titolo_20_e_20_contenuto-title">
      <style:graphic-properties draw:auto-grow-height="true" fo:min-height="3.889cm"/>
    </style:style>
    <style:style style:name="pr10" style:family="presentation" style:parent-style-name="Titolo_20_e_20_contenuto-outline1">
      <style:graphic-properties fo:min-height="11.40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color="#ffffff" fo:font-size="22pt" style:font-size-asian="22pt" style:font-size-complex="22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style:text-properties fo:font-size="40pt" style:font-size-asian="40pt" style:font-size-complex="40pt"/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text-transform="uppercase" fo:color="#8ad0d6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text-transform="uppercase" fo:color="#8ad0d6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1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style:text-underline-style="none" fo:font-weight="normal" style:font-size-asian="42pt" style:font-weight-asian="normal" style:font-size-complex="42pt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24.515cm" svg:height="3.008cm" svg:x="3.208cm" svg:y="1.629cm" presentation:class="title" presentation:user-transformed="true">
          <draw:text-box>
            <text:p text:style-name="P1"><text:span text:style-name="T1">ESERCITAZIONE 9</text:span></text:p>
          </draw:text-box>
        </draw:frame>
        <draw:frame draw:name="Sottotitolo 2" presentation:style-name="pr2" draw:text-style-name="P4" draw:layer="layout" svg:width="24.515cm" svg:height="7.877cm" svg:x="4.675cm" svg:y="6.074cm" presentation:class="subtitle" presentation:user-transformed="true">
          <draw:text-box>
            <text:p text:style-name="P3"><text:span text:style-name="T2"/></text:p>
            <text:p text:style-name="P3"><text:span text:style-name="T3">STEFANO LENTINI</text:span></text:p>
            <text:p text:style-name="P3"><text:span text:style-name="T3">MARCO TURZI</text:span></text:p>
            <text:p text:style-name="P3"><text:span text:style-name="T3">ANDREA ZANNI</text:span></text:p>
            <text:p text:style-name="P3"><text:span text:style-name="T3">LEONE RUGGIERO</text:span></text:p>
            <text:p text:style-name="P3"><text:span text:style-name="T3">DAVIDE PERINT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ZIONE" draw:style-name="dp1" draw:master-page-name="Titolo_20_e_20_contenuto" presentation:presentation-page-layout-name="AL2T11">
        <draw:frame draw:name="Titolo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4">INTRODUZIONE</text:span></text:p>
          </draw:text-box>
        </draw:frame>
        <draw:frame draw:name="Segnaposto contenuto 2" presentation:style-name="pr5" draw:text-style-name="P9" draw:layer="layout" svg:width="24.851cm" svg:height="11.653cm" svg:x="3.665cm" svg:y="5.703cm" presentation:class="outline" presentation:user-transformed="true">
          <draw:text-box>
            <text:list text:style-name="L2">
              <text:list-item>
                <text:p text:style-name="P7"><text:span text:style-name="T5">APPLICAZIONE CLIENT SERVER CON USO DI RPC.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8"><text:span text:style-name="T5">REALIZZAZIONE DI DUE METODI REMOTI:</text:span></text:p>
              </text:list-item>
            </text:list>
            <text:p text:style-name="P8"><text:span text:style-name="T6"><text:s text:c="6"/></text:span><text:span text:style-name="T6">int * esprimi_voto_1_svc(Input *input, struct svc_req *rqstp)</text:span></text:p>
            <text:p text:style-name="P8"><text:span text:style-name="T7"><text:s text:c="7"/></text:span><text:span text:style-name="T8">Giudici * classifica_giudici_1_svc(void *in, struct svc_req *rqstp)</text:span></text:p>
            <text:p text:style-name="P8"><text:span text:style-name="T5"><text:tab/></text:span><text:span text:style-name="T5"><text:tab/></text:span><text:span text:style-name="T5"><text:tab/></text:span></text:p>
            <text:p text:style-name="P8"><text:span text:style-name="T5"><text:tab/></text:span><text:span text:style-name="T5"><text:tab/>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ELLAZIONE METODO FILE_SCAN()" draw:style-name="dp1" draw:master-page-name="Titolo_20_e_20_contenuto" presentation:presentation-page-layout-name="AL3T18">
        <draw:frame draw:name="Titolo 1" presentation:style-name="pr4" draw:text-style-name="P6" draw:layer="layout" svg:width="26.123cm" svg:height="3.889cm" svg:x="1.795cm" svg:y="1.258cm" presentation:class="title">
          <draw:text-box>
            <text:p text:style-name="P1"><text:span text:style-name="T10">STRUTTURE DATI</text:span></text:p>
          </draw:text-box>
        </draw:frame>
        <draw:frame draw:name="Segnaposto contenuto 2" presentation:style-name="pr5" draw:text-style-name="P9" draw:layer="layout" svg:width="12.127cm" svg:height="5.558cm" svg:x="3.065cm" svg:y="5.703cm" presentation:class="outline">
          <draw:text-box>
            <text:p text:style-name="P7"><text:span text:style-name="T9"/></text:p>
            <text:p text:style-name="P8"><text:span text:style-name="T9"/></text:p>
            <text:p text:style-name="P8"><text:span text:style-name="T9"/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text-style-name="P10" draw:layer="layout" svg:width="12.127cm" svg:height="12.162cm" svg:x="2.097cm" svg:y="5.618cm" presentation:class="outline" presentation:user-transformed="true">
          <draw:text-box>
            <text:list text:style-name="L3">
              <text:list-header>
                <text:p><text:span text:style-name="T12">struct Candidato{</text:span></text:p>
                <text:p><text:span text:style-name="T12"><text:s text:c="4"/></text:span><text:span text:style-name="T12">string nome &lt;MAXNAME&gt;;</text:span></text:p>
                <text:p><text:span text:style-name="T12"><text:s text:c="4"/></text:span><text:span text:style-name="T12">string giudice &lt;MAXNAME&gt;;</text:span></text:p>
                <text:p><text:span text:style-name="T12"><text:s text:c="4"/></text:span><text:span text:style-name="T12">char categoria;</text:span></text:p>
                <text:p><text:span text:style-name="T12"><text:s text:c="4"/></text:span><text:span text:style-name="T12">string nomefile &lt;MAXFILENAME&gt;;</text:span></text:p>
                <text:p><text:span text:style-name="T12"><text:s text:c="4"/></text:span><text:span text:style-name="T12">char fase;</text:span></text:p>
                <text:p><text:span text:style-name="T12"><text:s text:c="4"/></text:span><text:span text:style-name="T12">int voto;</text:span></text:p>
                <text:p><text:span text:style-name="T12">};</text:span></text:p>
              </text:list-header>
            </text:list>
          </draw:text-box>
        </draw:frame>
        <draw:frame presentation:style-name="pr7" draw:text-style-name="P10" draw:layer="layout" svg:width="12.127cm" svg:height="12.162cm" svg:x="17.845cm" svg:y="5.618cm" presentation:class="outline" presentation:user-transformed="true">
          <draw:text-box>
            <text:list text:style-name="L3">
              <text:list-header>
                <text:p><text:span text:style-name="T12">struct Giudice{ </text:span></text:p>
                <text:p><text:span text:style-name="T12"><text:s text:c="4"/></text:span><text:span text:style-name="T12">string nome &lt;MAXNAME&gt;;</text:span></text:p>
                <text:p><text:span text:style-name="T12"><text:s text:c="4"/></text:span><text:span text:style-name="T12">int punteggio;</text:span></text:p>
                <text:p><text:span text:style-name="T12">};</text:span></text:p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ELTE SULLA CONNESIONE" draw:style-name="dp1" draw:master-page-name="Titolo_20_e_20_contenuto" presentation:presentation-page-layout-name="AL2T11">
        <draw:frame draw:name="Titolo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4">SCELTE SULLA CONNESIONE</text:span></text:p>
          </draw:text-box>
        </draw:frame>
        <draw:frame draw:name="Segnaposto contenuto 2" presentation:style-name="pr5" draw:text-style-name="P9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text:style-name="P7"><text:span text:style-name="T9">ABBIAMO DECISO DI UTILIZZARE UNA CONNESSIONE DI TIPO UDP DATO CHE LE STRUTTURE UTILIZZATE NON HANNO DIMENSIONI MOLTO GRANDI E POSSONO ESSERE TRANQUILLAMENTE INVIATE CON UN SINGOLO DATAGRAM (maxDim=64Kbyte).</text:span></text:p>
              </text:list-item>
            </text:list>
            <text:p text:style-name="P8"><text:span text:style-name="T9"/></text:p>
          </draw:text-box>
        </draw:frame>
        <draw:custom-shape draw:name="CasellaDiTesto 6" draw:style-name="gr2" draw:text-style-name="P12" draw:layer="layout" svg:width="7.067cm" svg:height="2.535cm" svg:x="4.92cm" svg:y="9.7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olo_20_e_20_contenuto" presentation:presentation-page-layout-name="AL2T11">
        <draw:frame presentation:style-name="pr8" draw:text-style-name="P13" draw:layer="layout" svg:width="26.123cm" svg:height="3.889cm" svg:x="4.865cm" svg:y="1.27cm" presentation:class="title" presentation:user-transformed="true">
          <draw:text-box>
            <text:p><text:span text:style-name="T13">ALGORITMO DI ORDINAMENTO: PERFORMANCES</text:span></text:p>
          </draw:text-box>
        </draw:frame>
        <draw:frame draw:style-name="gr3" draw:text-style-name="P14" draw:layer="layout" svg:width="18.918cm" svg:height="14.643cm" svg:x="5.08cm" svg:y="4.57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olo_20_e_20_contenuto" presentation:presentation-page-layout-name="AL1T0">
        <draw:frame draw:style-name="gr3" draw:layer="layout" svg:width="29.333cm" svg:height="14.177cm" svg:x="2.54cm" svg:y="3.34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text-style-name="P15" draw:layer="layout" svg:width="26.123cm" svg:height="3.889cm" svg:x="3.81cm" svg:y="0.175cm" presentation:class="title" presentation:user-transformed="true">
          <draw:text-box>
            <text:p><text:span text:style-name="T14">INTRODUZIONE della VARIABILE FLAG (GiudiciOrdinat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olo_20_e_20_contenuto" presentation:presentation-page-layout-name="AL4T3">
        <draw:frame presentation:style-name="pr9" draw:text-style-name="P13" draw:layer="layout" svg:width="26.123cm" svg:height="3.889cm" svg:x="1.795cm" svg:y="1.258cm" presentation:class="title">
          <draw:text-box>
            <text:p><text:span text:style-name="T13">TEST: DETTAGLI di IMPLEMENTAZIONE</text:span></text:p>
          </draw:text-box>
        </draw:frame>
        <draw:frame presentation:style-name="pr10" draw:text-style-name="P16" draw:layer="layout" svg:width="12.127cm" svg:height="11.653cm" svg:x="3.065cm" svg:y="5.703cm" presentation:class="outline">
          <draw:text-box>
            <text:list text:style-name="L3">
              <text:list-header>
                <text:p text:style-name="P16"><text:span text:style-name="T15">for(cnt=0; cnt&lt;numTest; cnt++)</text:span></text:p>
                <text:p text:style-name="P16"><text:span text:style-name="T15"><text:s text:c="12"/></text:span><text:span text:style-name="T15">{</text:span></text:p>
                <text:p text:style-name="P16"><text:span text:style-name="T15"><text:s text:c="16"/></text:span><text:span text:style-name="T15">int a=(int)(rand()%5);</text:span></text:p>
                <text:p text:style-name="P16"><text:span text:style-name="T15"><text:s text:c="16"/></text:span><text:span text:style-name="T15">...</text:span></text:p>
                <text:p text:style-name="P16"><text:span text:style-name="T15"><text:s text:c="12"/></text:span><text:span text:style-name="T15">}</text:span></text:p>
              </text:list-header>
            </text:list>
          </draw:text-box>
        </draw:frame>
        <draw:frame presentation:style-name="pr10" draw:layer="layout" svg:width="12.127cm" svg:height="11.653cm" svg:x="15.799cm" svg:y="5.703cm" presentation:class="outline">
          <draw:text-box>
            <text:list text:style-name="L3">
              <text:list-header>
                <text:p text:style-name="P17"><text:span text:style-name="T16">switch(a)</text:span></text:p>
                <text:p text:style-name="P17"><text:span text:style-name="T16"><text:s text:c="16"/></text:span><text:span text:style-name="T16">{</text:span></text:p>
                <text:p text:style-name="P17"><text:span text:style-name="T16"><text:s text:c="20"/></text:span><text:span text:style-name="T16">case 1 : </text:span></text:p>
                <text:p text:style-name="P17"><text:span text:style-name="T16"><text:s text:c="20"/></text:span><text:span text:style-name="T16">{</text:span></text:p>
                <text:p text:style-name="P17"><text:span text:style-name="T16"><text:s text:c="24"/></text:span><text:span text:style-name="T16">start=clock();</text:span></text:p>
                <text:p text:style-name="P17"><text:span text:style-name="T16"><text:s text:c="24"/></text:span><text:span text:style-name="T16">classifica_giudici_1(in, cl);</text:span></text:p>
                <text:p text:style-name="P17"><text:span text:style-name="T16"><text:s text:c="24"/></text:span><text:span text:style-name="T16">stop=clock();</text:span></text:p>
                <text:p text:style-name="P17"><text:span text:style-name="T16"><text:s text:c="24"/></text:span><text:span text:style-name="T16">printf("CLASSIFICA: elapsed time: %0.4f\n", (stop-start)*1000/CLOCKS_PER_SEC);</text:span></text:p>
                <text:p text:style-name="P17"><text:span text:style-name="T16"><text:s text:c="20"/></text:span><text:span text:style-name="T16">}</text:span></text:p>
                <text:p text:style-name="P17"><text:span text:style-name="T16"><text:s text:c="20"/></text:span><text:span text:style-name="T16">default :</text:span></text:p>
                <text:p text:style-name="P17"><text:span text:style-name="T16"><text:s text:c="20"/></text:span><text:span text:style-name="T16">{</text:span></text:p>
                <text:p text:style-name="P17"><text:span text:style-name="T16"><text:s text:c="24"/></text:span><text:span text:style-name="T16">sprintf(input-&gt;nome, "%d",rand()%5);</text:span></text:p>
                <text:p text:style-name="P17"><text:span text:style-name="T16"><text:s text:c="24"/></text:span><text:span text:style-name="T16">input-&gt;operazione='+';</text:span></text:p>
                <text:p text:style-name="P17"><text:span text:style-name="T16"><text:s text:c="24"/></text:span><text:span text:style-name="T16">esprimi_voto_1(input, cl);</text:span></text:p>
                <text:p text:style-name="P17"><text:span text:style-name="T16"><text:s/></text:span></text:p>
                <text:p text:style-name="P17"><text:span text:style-name="T16"><text:s text:c="20"/></text:span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E" draw:style-name="dp1" draw:master-page-name="Titolo_20_e_20_contenuto" presentation:presentation-page-layout-name="AL2T11">
        <draw:frame draw:name="Titolo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4">CONCLUSIONE</text:span></text:p>
          </draw:text-box>
        </draw:frame>
        <draw:frame draw:name="Segnaposto contenuto 2" presentation:style-name="pr5" draw:text-style-name="P9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text:style-name="P7"><text:span text:style-name="T11">Nel modellare coppie C/S di questo tipo, dove il focus e’ il </text:span><text:span text:style-name="T11">mantenimento di strutture dati sul server soggete a richieste da </text:span><text:span text:style-name="T11">parte del cliente, non si devono sottovalutare le importanti </text:span><text:span text:style-name="T11">implicazioni che la natura di tali strutture e tali richieste </text:span><text:span text:style-name="T11">comportano.</text:span></text:p>
              </text:list-item>
              <text:list-item>
                <text:p text:style-name="P7"><text:span text:style-name="T11">Queste considerazioni si traducono non solo in scelte riguardanti </text:span><text:span text:style-name="T11">il tipo di connessione (in questo caso per esempio udp rispetto a </text:span><text:span text:style-name="T11">tcp), ma anche in diverse scelte riguardo agli algoritmi impiegati </text:span><text:span text:style-name="T11">e all’ ottimizzazione.</text:span></text:p>
              </text:list-item>
            </text:list>
            <text:p text:style-name="P8"><text:span text:style-name="T9"/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ellipsoid" draw:cx="50%" draw:cy="50%" draw:start-color="#50b9c1" draw:end-color="#50b9c1" draw:start-intensity="100%" draw:end-intensity="100%" draw:angle="900" draw:border="0%"/>
    <draw:fill-image draw:name="msFillBitmap_20_1" draw:display-name="msFillBitmap 1" xlink:href="Pictures/100000000000078000000438BB0E7E5C64123AD4.png" xlink:type="simple" xlink:show="embed" xlink:actuate="onLoad"/>
    <draw:fill-image draw:name="msFillBitmap_20_2" draw:display-name="msFillBitmap 2" xlink:href="Pictures/100000000000078000000438BB0E7E5C64123AD4.png" xlink:type="simple" xlink:show="embed" xlink:actuate="onLoad"/>
    <draw:opacity draw:name="msTransGradient_20_1" draw:display-name="msTransGradient 1" draw:style="ellipsoid" draw:cx="50%" draw:cy="50%" draw:start="0%" draw:end="7%" draw:angle="900" draw:border="0%"/>
    <draw:opacity draw:name="msTransGradient_20_2" draw:display-name="msTransGradient 2" draw:style="ellipsoid" draw:cx="50%" draw:cy="50%" draw:start="0%" draw:end="7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0151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svg:stroke-width="0.026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titolo-backgroundobjects">
      <style:graphic-properties draw:stroke="none" draw:fill="none" draw:fill-color="#ffffff" draw:auto-grow-height="false" fo:min-height="1.397cm"/>
    </style:style>
    <style:style style:name="Mpr5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olo_20_e_20_contenut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olo_20_e_20_contenuto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olo_20_e_20_contenu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b01513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4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Picture 7" draw:style-name="Mgr3" draw:text-style-name="MP5" draw:layer="backgroundobjects" svg:width="11.213cm" svg:height="11.633cm" svg:x="0cm" svg:y="7.416cm">
        <draw:image xlink:href="Pictures/10000201000002AF000002AF6851BB0AE4B76DCE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0F790113A0B85CAE.png" xlink:type="simple" xlink:show="embed" xlink:actuate="onLoad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145B01AF2852947D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6C3C76C1FF4FBFAC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2">Fare clic per modificare lo stile del titolo dello schema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3"><text:date style:data-style-name="D1" text:date-value="2019-12-12">12/12/19</text:date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3.968cm" svg:height="10.476cm" svg:x="3.81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frame draw:name="Picture 7" draw:style-name="Mgr3" draw:text-style-name="MP5" draw:layer="backgroundobjects" svg:width="11.213cm" svg:height="11.633cm" svg:x="0cm" svg:y="7.416cm">
        <draw:image xlink:href="Pictures/10000201000002AF000002AFE4EC0C7CCCA41431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0F790113A0B85CAE.png" xlink:type="simple" xlink:show="embed" xlink:actuate="onLoad">
          <text:p/>
        </draw:image>
      </draw:frame>
      <draw:custom-shape draw:name="Oval 15" draw:style-name="Mgr9" draw:text-style-name="MP14" draw:layer="backgroundobjects" svg:width="7.831cm" svg:height="7.831cm" svg:x="23.914cm" svg:y="4.6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02924E14AD56AA03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DEC24D9174662F4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5" draw:layer="backgroundobjects" svg:width="26.123cm" svg:height="3.889cm" svg:x="1.795cm" svg:y="1.258cm" presentation:class="title" presentation:user-transformed="true">
        <draw:text-box>
          <text:p text:style-name="MP8"><text:span text:style-name="MT5">Fare clic per modificare lo stile del titolo dello schema</text:span></text:p>
        </draw:text-box>
      </draw:frame>
      <draw:frame draw:name="Content Placeholder 2" presentation:style-name="Mpr7" draw:text-style-name="MP17" draw:layer="backgroundobjects" svg:width="24.851cm" svg:height="11.653cm" svg:x="3.065cm" svg:y="5.703cm" presentation:class="outline" presentation:user-transformed="true">
        <draw:text-box>
          <text:list text:style-name="ML3">
            <text:list-item>
              <text:p text:style-name="MP16"><text:span text:style-name="MT6">Fare clic per modificare gli stili del testo dello schema</text:span></text:p>
              <text:list>
                <text:list-item>
                  <text:p text:style-name="MP16"><text:span text:style-name="MT7">Secondo livello</text:span></text:p>
                  <text:list>
                    <text:list-item>
                      <text:p text:style-name="MP16"><text:span text:style-name="MT8">Terzo livello</text:span></text:p>
                      <text:list>
                        <text:list-item>
                          <text:p text:style-name="MP16"><text:span text:style-name="MT9">Quarto livello</text:span></text:p>
                          <text:list>
                            <text:list-item>
                              <text:p text:style-name="MP16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3"><text:date style:data-style-name="D1" text:date-value="2019-12-12">12/12/19</text:date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9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8.624cm" svg:height="10.476cm" svg:x="1.482cm" svg:y="2.123cm" presentation:class="page"/>
        <draw:frame presentation:style-name="Titolo_20_e_20_contenut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SERCITAZIONE 8</dc:title>
    <meta:initial-creator>david</meta:initial-creator>
    <meta:editing-cycles>13</meta:editing-cycles>
    <meta:creation-date>2019-12-04T23:37:14</meta:creation-date>
    <dc:date>2019-12-12T13:19:30.896712335</dc:date>
    <meta:editing-duration>PT1H30M50S</meta:editing-duration>
    <meta:generator>LibreOffice/5.2.7.2$Linux_X86_64 LibreOffice_project/20m0$Build-2</meta:generator>
    <meta:document-statistic meta:object-count="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Ion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color="#ffffff" fo:font-family="'Liberation Serif'" style:font-style-name="Regular" fo:font-size="14pt" style:rfc-language-tag="crk-Cans-CA" fo:language="crk" fo:script="Cans" fo:country="CA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9cm" svg:height="14.644cm" xlink:href="." xlink:type="simple" chart:class="chart:bar" chart:style-name="ch1">
        <chart:legend svg:x="9.796cm" svg:y="0.718cm" style:legend-expansion="custom" chartooo:width="5.653cm" chartooo:height="1.402cm" style:legend-expansion-aspect-ratio="4.0320970042796" chart:style-name="ch2"/>
        <chart:plot-area chart:style-name="ch3" chart:data-source-has-labels="both" svg:x="0.834cm" svg:y="0.396cm" svg:width="16.833cm" svg:height="13.518cm">
          <chartooo:coordinate-region svg:x="1.635cm" svg:y="0.594cm" svg:width="16.032cm" svg:height="12.677cm"/>
          <chart:axis chart:dimension="x" chart:name="primary-x" chart:style-name="ch4" chartooo:axis-type="auto">
            <chartooo:date-scale/>
            <chart:categories table:cell-range-address="local-table.$A$2:.$A$3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local-table.$B$2:.$B$3" chart:label-cell-address="local-table.$B$1" chart:class="chart:bar">
            <chart:data-point/>
            <chart:data-point chart:style-name="ch9"/>
          </chart:series>
          <chart:series chart:style-name="ch10" chart:values-cell-range-address="local-table.$C$2:.$C$3" chart:label-cell-address="local-table.$C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icrosec)</text:p>
              </table:table-cell>
              <table:table-cell office:value-type="string">
                <text:p>RecursionMemory(byte)</text:p>
              </table:table-cell>
            </table:table-row>
          </table:table-header-rows>
          <table:table-rows>
            <table:table-row>
              <table:table-cell office:value-type="string">
                <text:p>QuickSort</text:p>
              </table:table-cell>
              <table:table-cell office:value-type="float" office:value="15">
                <text:p>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34cm" svg:height="14.178cm" xlink:href="." xlink:type="simple" chart:class="chart:bar" chart:style-name="ch1">
        <chart:legend svg:x="25.1cm" svg:y="2.044cm" style:legend-expansion="custom" chartooo:width="3.687cm" chartooo:height="1.088cm" style:legend-expansion-aspect-ratio="3.38878676470588" chart:style-name="ch2"/>
        <chart:plot-area chart:style-name="ch3" chart:data-source-has-labels="both" svg:x="0.586cm" svg:y="0.283cm" svg:width="28.162cm" svg:height="13.612cm">
          <chartooo:coordinate-region svg:x="1.204cm" svg:y="0.48cm" svg:width="27.544cm" svg:height="12.77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" chart:label-cell-address="local-table.$C$1" chart:class="chart:bar">
            <chart:data-point chart:repeated="2"/>
          </chart:serie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ized(microsec)</text:p>
              </table:table-cell>
              <table:table-cell office:value-type="string">
                <text:p>Base(microsec)</text:p>
              </table:table-cell>
            </table:table-row>
          </table:table-header-rows>
          <table:table-rows>
            <table:table-row>
              <table:table-cell office:value-type="string">
                <text:p>QuickSort</text:p>
                <text:list>
                  <text:list-item>
                    <text:p>QuickSor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1.3">
                <text:p>11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